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0209e" officeooo:paragraph-rsid="0020209e"/>
    </style:style>
    <style:style style:name="P2" style:family="paragraph" style:parent-style-name="Standard">
      <style:text-properties officeooo:rsid="002170b4" officeooo:paragraph-rsid="002170b4"/>
    </style:style>
    <style:style style:name="P3" style:family="paragraph" style:parent-style-name="Standard" style:list-style-name="L1">
      <style:text-properties officeooo:rsid="002170b4" officeooo:paragraph-rsid="002170b4"/>
    </style:style>
    <style:style style:name="P4" style:family="paragraph" style:parent-style-name="Standard" style:list-style-name="L1">
      <style:text-properties officeooo:rsid="0023311d" officeooo:paragraph-rsid="0023311d"/>
    </style:style>
    <style:style style:name="P5" style:family="paragraph" style:parent-style-name="Standard">
      <style:text-properties officeooo:rsid="0023311d" officeooo:paragraph-rsid="0023311d"/>
    </style:style>
    <style:style style:name="P6" style:family="paragraph" style:parent-style-name="Standard" style:list-style-name="L2">
      <style:text-properties officeooo:rsid="0023311d" officeooo:paragraph-rsid="002331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for this app I want to be able to enter data about beer purchases.</text:p>
      <text:p text:style-name="P2">Features:</text:p>
      <text:list xml:id="list5658064480080815839" text:style-name="L1">
        <text:list-item>
          <text:p text:style-name="P3">authentication</text:p>
          <text:list>
            <text:list-item>
              <text:p text:style-name="P3">user profile</text:p>
            </text:list-item>
          </text:list>
        </text:list-item>
        <text:list-item>
          <text:p text:style-name="P3">app on Android and iOS</text:p>
        </text:list-item>
        <text:list-item>
          <text:p text:style-name="P3">add data about beer</text:p>
          <text:list>
            <text:list-item>
              <text:p text:style-name="P3">beer / booze brand</text:p>
            </text:list-item>
            <text:list-item>
              <text:p text:style-name="P3">price</text:p>
            </text:list-item>
            <text:list-item>
              <text:p text:style-name="P3">quantity in sale</text:p>
            </text:list-item>
            <text:list-item>
              <text:p text:style-name="P3">beer/booze store location</text:p>
              <text:list>
                <text:list-item>
                  <text:p text:style-name="P4">api automatic pop-up due to location and beer/booze stores in the area</text:p>
                </text:list-item>
              </text:list>
            </text:list-item>
            <text:list-item>
              <text:p text:style-name="P3">alcohol content</text:p>
              <text:list>
                <text:list-item>
                  <text:p text:style-name="P3">can I connect to an api for that?</text:p>
                </text:list-item>
              </text:list>
            </text:list-item>
          </text:list>
        </text:list-item>
        <text:list-item>
          <text:p text:style-name="P3">Able to search for preference</text:p>
          <text:list>
            <text:list-item>
              <text:p text:style-name="P3">cost</text:p>
            </text:list-item>
            <text:list-item>
              <text:p text:style-name="P3">type of beer</text:p>
            </text:list-item>
            <text:list-item>
              <text:p text:style-name="P4">type of booze</text:p>
            </text:list-item>
          </text:list>
        </text:list-item>
      </text:list>
      <text:p text:style-name="P5"/>
      <text:p text:style-name="P5">Log of what I’ve done:</text:p>
      <text:p text:style-name="P5">04/18/2018</text:p>
      <text:list xml:id="list7422193249626928258" text:style-name="L2">
        <text:list-item>
          <text:p text:style-name="P6">created project folder</text:p>
        </text:list-item>
        <text:list-item>
          <text:p text:style-name="P6">started typing requirements for app</text:p>
        </text:list-item>
        <text:list-item>
          <text:p text:style-name="P6">started a git and pushing to git hub (Create cheat sheet, Anki to memorize the process and syntax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09:46.207811985</meta:creation-date>
    <meta:generator>LibreOffice/5.2.7.2$Linux_X86_64 LibreOffice_project/20m0$Build-2</meta:generator>
    <dc:date>2018-04-18T19:33:20.296658490</dc:date>
    <meta:editing-duration>PT1H55M46S</meta:editing-duration>
    <meta:editing-cycles>3</meta:editing-cycles>
    <meta:document-statistic meta:table-count="0" meta:image-count="0" meta:object-count="0" meta:page-count="1" meta:paragraph-count="22" meta:word-count="123" meta:character-count="590" meta:non-whitespace-character-count="507"/>
  </office:meta>
</office:document-meta>
</file>